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Helvetica Neue" svg:font-family="Helvetica Neue" style:font-family-generic="roman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ableColumn29" style:family="table-column">
      <style:table-column-properties style:column-width="2.5in" style:use-optimal-column-width="false"/>
    </style:style>
    <style:style style:name="TableColumn30" style:family="table-column">
      <style:table-column-properties style:column-width="4.7597in" style:use-optimal-column-width="false"/>
    </style:style>
    <style:style style:name="Table28" style:family="table">
      <style:table-properties style:width="7.2597in" fo:margin-left="0in" table:align="left"/>
    </style:style>
    <style:style style:name="TableRow31" style:family="table-row">
      <style:table-row-properties style:row-height="0.5534in" style:use-optimal-row-height="false"/>
    </style:style>
    <style:style style:name="TableCell32" style:family="table-cell">
      <style:table-cell-properties fo:border="none" style:writing-mode="lr-tb" fo:padding-top="0.0381in" fo:padding-left="0.0381in" fo:padding-bottom="0.0381in" fo:padding-right="0.0381in"/>
    </style:style>
    <style:style style:name="P3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36" style:family="table-row">
      <style:table-row-properties style:row-height="0.5986in" style:use-optimal-row-height="false"/>
    </style:style>
    <style:style style:name="TableCell37" style:family="table-cell">
      <style:table-cell-properties fo:border="none" style:writing-mode="lr-tb" fo:padding-top="0.0381in" fo:padding-left="0.0381in" fo:padding-bottom="0.0381in" fo:padding-right="0.0381in"/>
    </style:style>
    <style:style style:name="P3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margin-left="0.4368in">
        <style:tab-stops/>
      </style:paragraph-properties>
    </style:style>
    <style:style style:name="TableRow42" style:family="table-row">
      <style:table-row-properties style:row-height="0.55in" style:use-optimal-row-height="false"/>
    </style:style>
    <style:style style:name="TableCell43" style:family="table-cell">
      <style:table-cell-properties fo:border="none" style:writing-mode="lr-tb" fo:padding-top="0.0381in" fo:padding-left="0.0381in" fo:padding-bottom="0.0381in" fo:padding-right="0.0381in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margin-left="0.4368in">
        <style:tab-stops/>
      </style:paragraph-properties>
    </style:style>
    <style:style style:name="P48" style:parent-style-name="TableContents" style:family="paragraph">
      <style:paragraph-properties fo:margin-left="0.4368in">
        <style:tab-stops/>
      </style:paragraph-properties>
    </style:style>
    <style:style style:name="TableRow49" style:family="table-row">
      <style:table-row-properties style:row-height="0.5534in" style:use-optimal-row-height="false"/>
    </style:style>
    <style:style style:name="TableCell50" style:family="table-cell">
      <style:table-cell-properties fo:border="none" style:writing-mode="lr-tb" fo:padding-top="0.0381in" fo:padding-left="0.0381in" fo:padding-bottom="0.0381in" fo:padding-right="0.0381in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margin-left="0.4368in">
        <style:tab-stops/>
      </style:paragraph-properties>
    </style:style>
    <style:style style:name="TableRow55" style:family="table-row">
      <style:table-row-properties style:row-height="0.55in" style:use-optimal-row-height="false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margin-left="0.4368in">
        <style:tab-stops/>
      </style:paragraph-properties>
    </style:style>
    <style:style style:name="TableRow61" style:family="table-row">
      <style:table-row-properties style:row-height="0.5in" style:use-optimal-row-height="false"/>
    </style:style>
    <style:style style:name="TableCell62" style:family="table-cell">
      <style:table-cell-properties fo:border="none" style:writing-mode="lr-tb" fo:padding-top="0.0381in" fo:padding-left="0.0381in" fo:padding-bottom="0.0381in" fo:padding-right="0.0381in"/>
    </style:style>
    <style:style style:name="P63" style:parent-style-name="Cambria" style:family="paragraph">
      <style:paragraph-properties fo:margin-left="0.4368in">
        <style:tab-stops/>
      </style:paragraph-properties>
    </style:style>
    <style:style style:name="TableCell6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TableRow66" style:family="table-row">
      <style:table-row-properties style:row-height="0.5631in"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</style:style>
    <style:style style:name="TableRow71" style:family="table-row">
      <style:table-row-properties style:row-height="0.5541in"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margin-left="0.4368in">
        <style:tab-stops/>
      </style:paragraph-properties>
    </style:style>
    <style:style style:name="P77" style:parent-style-name="Normal" style:family="paragraph">
      <style:paragraph-properties fo:text-indent="0.5in"/>
    </style:style>
    <style:style style:name="TableRow78" style:family="table-row">
      <style:table-row-properties style:row-height="0.5493in"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1" style:parent-style-name="Standard" style:family="paragraph">
      <style:paragraph-properties fo:text-align="end" fo:margin-left="0.4368in">
        <style:tab-stops/>
      </style:paragraph-properties>
    </style:style>
    <style:style style:name="T82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margin-left="0.4368in">
        <style:tab-stops/>
      </style:paragraph-properties>
    </style:style>
    <style:style style:name="TableRow85" style:family="table-row">
      <style:table-row-properties style:row-height="0.6208in" style:use-optimal-row-height="false"/>
    </style:style>
    <style:style style:name="TableCell86" style:family="table-cell">
      <style:table-cell-properties fo:border="none" style:writing-mode="lr-tb" fo:padding-top="0.0381in" fo:padding-left="0.0381in" fo:padding-bottom="0.0381in" fo:padding-right="0.0381in"/>
    </style:style>
    <style:style style:name="P8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8" style:parent-style-name="Standard" style:family="paragraph">
      <style:paragraph-properties fo:text-align="end" fo:margin-left="0.4368in">
        <style:tab-stops/>
      </style:paragraph-properties>
    </style:style>
    <style:style style:name="T8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TableRow92" style:family="table-row">
      <style:table-row-properties style:row-height="0.5in" style:use-optimal-row-height="false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 fo:text-align="end" fo:margin-left="0.4368in">
        <style:tab-stops/>
      </style:paragraph-properties>
    </style:style>
    <style:style style:name="TableCell9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margin-left="0.4368in">
        <style:tab-stops/>
      </style:paragraph-properties>
    </style:style>
    <style:style style:name="P97" style:parent-style-name="Standard" style:family="paragraph">
      <style:text-properties style:font-name="Calibri" fo:color="#000000" fo:font-size="26pt" style:font-size-asian="26pt"/>
    </style:style>
    <style:style style:name="P98" style:parent-style-name="Cuerpo" style:family="paragraph">
      <style:text-properties fo:font-weight="bold" style:font-weight-asian="bold" style:font-weight-complex="bold" fo:color="#181818"/>
    </style:style>
    <style:style style:name="P99" style:parent-style-name="Cuerpo" style:family="paragraph">
      <style:text-properties fo:color="#181818"/>
    </style:style>
    <style:style style:name="P100" style:parent-style-name="Poromisión" style:family="paragraph">
      <style:text-properties fo:color="#181818"/>
    </style:style>
    <style:style style:name="P101" style:parent-style-name="Poromisión" style:family="paragraph">
      <style:text-properties fo:color="#181818"/>
    </style:style>
    <style:style style:name="T102" style:parent-style-name="Fuentedepárrafopredeter." style:family="text">
      <style:text-properties fo:color="#181818" style:rfc-language-tag="es-ES_tradnl" fo:language="es"/>
    </style:style>
    <style:style style:name="P103" style:parent-style-name="Poromisión" style:family="paragraph">
      <style:text-properties fo:color="#181818"/>
    </style:style>
    <style:style style:name="P104" style:parent-style-name="Poromisión" style:family="paragraph">
      <style:text-properties fo:color="#181818"/>
    </style:style>
    <style:style style:name="T105" style:parent-style-name="Fuentedepárrafopredeter." style:family="text">
      <style:text-properties fo:color="#181818" style:rfc-language-tag="es-ES_tradnl" fo:language="es"/>
    </style:style>
    <style:style style:name="T106" style:parent-style-name="Fuentedepárrafopredeter." style:family="text">
      <style:text-properties fo:color="#181818" style:rfc-language-tag="es-ES_tradnl" fo:language="es"/>
    </style:style>
    <style:style style:name="T107" style:parent-style-name="Fuentedepárrafopredeter." style:family="text">
      <style:text-properties fo:color="#181818" fo:language="pt" fo:country="PT"/>
    </style:style>
    <style:style style:name="P108" style:parent-style-name="Poromisión" style:family="paragraph">
      <style:text-properties fo:color="#181818"/>
    </style:style>
    <style:style style:name="T109" style:parent-style-name="Fuentedepárrafopredeter." style:family="text">
      <style:text-properties fo:color="#181818" style:rfc-language-tag="es-ES_tradnl" fo:language="es"/>
    </style:style>
    <style:style style:name="T110" style:parent-style-name="Fuentedepárrafopredeter." style:family="text">
      <style:text-properties fo:color="#181818" fo:language="pt" fo:country="PT"/>
    </style:style>
    <style:style style:name="T111" style:parent-style-name="Fuentedepárrafopredeter." style:family="text">
      <style:text-properties fo:color="#181818" style:rfc-language-tag="es-ES_tradnl" fo:language="es"/>
    </style:style>
    <style:style style:name="T112" style:parent-style-name="Fuentedepárrafopredeter." style:family="text">
      <style:text-properties fo:color="#181818"/>
    </style:style>
    <style:style style:name="P113" style:parent-style-name="Poromisión" style:family="paragraph">
      <style:text-properties fo:color="#181818"/>
    </style:style>
    <style:style style:name="T114" style:parent-style-name="Fuentedepárrafopredeter." style:family="text">
      <style:text-properties fo:color="#181818" style:rfc-language-tag="es-ES_tradnl" fo:language="es"/>
    </style:style>
    <style:style style:name="T115" style:parent-style-name="Fuentedepárrafopredeter." style:family="text">
      <style:text-properties fo:color="#181818" fo:language="en" fo:country="US"/>
    </style:style>
    <style:style style:name="T116" style:parent-style-name="Fuentedepárrafopredeter." style:family="text">
      <style:text-properties fo:color="#181818" style:rfc-language-tag="es-ES_tradnl" fo:language="es"/>
    </style:style>
    <style:style style:name="T117" style:parent-style-name="Fuentedepárrafopredeter." style:family="text">
      <style:text-properties fo:color="#181818"/>
    </style:style>
    <style:style style:name="P118" style:parent-style-name="Poromisión" style:family="paragraph">
      <style:text-properties fo:color="#181818"/>
    </style:style>
    <style:style style:name="T119" style:parent-style-name="Fuentedepárrafopredeter." style:family="text">
      <style:text-properties fo:font-weight="bold" style:font-weight-asian="bold" style:font-weight-complex="bold" fo:color="#181818" style:rfc-language-tag="es-ES_tradnl" fo:language="es"/>
    </style:style>
    <style:style style:name="T120" style:parent-style-name="Fuentedepárrafopredeter." style:family="text">
      <style:text-properties fo:font-weight="bold" style:font-weight-asian="bold" style:font-weight-complex="bold" fo:color="#181818" style:rfc-language-tag="es-ES_tradnl" fo:language="es"/>
    </style:style>
    <style:style style:name="P121" style:parent-style-name="Poromisión" style:family="paragraph">
      <style:text-properties fo:color="#181818"/>
    </style:style>
    <style:style style:name="P122" style:parent-style-name="Poromisión" style:family="paragraph">
      <style:paragraph-properties fo:margin-bottom="0.3111in" fo:margin-left="0.3111in" fo:margin-right="0.8111in" fo:text-indent="-0.3111in">
        <style:tab-stops/>
      </style:paragraph-properties>
    </style:style>
    <style:style style:name="T123" style:parent-style-name="Fuentedepárrafopredeter." style:family="text">
      <style:text-properties fo:color="#181818" style:rfc-language-tag="es-ES_tradnl" fo:language="es"/>
    </style:style>
    <style:style style:name="T124" style:parent-style-name="Fuentedepárrafopredeter." style:family="text">
      <style:text-properties fo:color="#181818"/>
    </style:style>
    <style:style style:name="P125" style:parent-style-name="Poromisión" style:family="paragraph"/>
    <style:style style:name="T126" style:parent-style-name="Ninguno" style:family="text">
      <style:text-properties fo:font-weight="bold" style:font-weight-asian="bold" style:font-weight-complex="bold" fo:color="#181818" style:rfc-language-tag="es-ES_tradnl" fo:language="es"/>
    </style:style>
    <style:style style:name="T127" style:parent-style-name="Fuentedepárrafopredeter." style:family="text">
      <style:text-properties fo:color="#181818" style:rfc-language-tag="es-ES_tradnl" fo:language="es"/>
    </style:style>
    <style:style style:name="T128" style:parent-style-name="Fuentedepárrafopredeter." style:family="text">
      <style:text-properties fo:color="#181818"/>
    </style:style>
    <style:style style:name="T129" style:parent-style-name="Fuentedepárrafopredeter." style:family="text">
      <style:text-properties fo:color="#181818" fo:language="pt" fo:country="PT"/>
    </style:style>
    <style:style style:name="P130" style:parent-style-name="Poromisión" style:family="paragraph"/>
    <style:style style:name="T131" style:parent-style-name="Ninguno" style:family="text">
      <style:text-properties fo:font-weight="bold" style:font-weight-asian="bold" style:font-weight-complex="bold" fo:color="#181818" style:rfc-language-tag="es-ES_tradnl" fo:language="es"/>
    </style:style>
    <style:style style:name="T132" style:parent-style-name="Fuentedepárrafopredeter." style:family="text">
      <style:text-properties fo:color="#181818" style:rfc-language-tag="es-ES_tradnl" fo:language="es"/>
    </style:style>
    <style:style style:name="T133" style:parent-style-name="Fuentedepárrafopredeter." style:family="text">
      <style:text-properties fo:color="#181818" style:rfc-language-tag="es-ES_tradnl" fo:language="es"/>
    </style:style>
    <style:style style:name="T134" style:parent-style-name="Fuentedepárrafopredeter." style:family="text">
      <style:text-properties fo:color="#181818"/>
    </style:style>
    <style:style style:name="T135" style:parent-style-name="Fuentedepárrafopredeter." style:family="text">
      <style:text-properties fo:color="#181818" style:rfc-language-tag="es-ES_tradnl" fo:language="es"/>
    </style:style>
    <style:style style:name="T136" style:parent-style-name="Fuentedepárrafopredeter." style:family="text">
      <style:text-properties fo:color="#181818"/>
    </style:style>
    <style:style style:name="T137" style:parent-style-name="Fuentedepárrafopredeter." style:family="text">
      <style:text-properties fo:color="#181818" style:rfc-language-tag="es-ES_tradnl" fo:language="es"/>
    </style:style>
    <style:style style:name="T138" style:parent-style-name="Fuentedepárrafopredeter." style:family="text">
      <style:text-properties fo:color="#181818"/>
    </style:style>
    <style:style style:name="T139" style:parent-style-name="Fuentedepárrafopredeter." style:family="text">
      <style:text-properties fo:color="#181818" style:rfc-language-tag="es-ES_tradnl" fo:language="es"/>
    </style:style>
    <style:style style:name="T140" style:parent-style-name="Fuentedepárrafopredeter." style:family="text">
      <style:text-properties fo:color="#181818"/>
    </style:style>
    <style:style style:name="T141" style:parent-style-name="Fuentedepárrafopredeter." style:family="text">
      <style:text-properties fo:color="#181818" style:rfc-language-tag="es-ES_tradnl" fo:language="es"/>
    </style:style>
    <style:style style:name="P142" style:parent-style-name="Poromisión" style:family="paragraph"/>
    <style:style style:name="T143" style:parent-style-name="Ninguno" style:family="text">
      <style:text-properties fo:font-weight="bold" style:font-weight-asian="bold" style:font-weight-complex="bold" fo:color="#181818"/>
    </style:style>
    <style:style style:name="T144" style:parent-style-name="Fuentedepárrafopredeter." style:family="text">
      <style:text-properties fo:color="#181818" style:rfc-language-tag="es-ES_tradnl" fo:language="es"/>
    </style:style>
    <style:style style:name="T145" style:parent-style-name="Fuentedepárrafopredeter." style:family="text">
      <style:text-properties fo:color="#181818" style:rfc-language-tag="es-ES_tradnl" fo:language="es"/>
    </style:style>
    <style:style style:name="T146" style:parent-style-name="Fuentedepárrafopredeter." style:family="text">
      <style:text-properties fo:color="#181818"/>
    </style:style>
    <style:style style:name="T147" style:parent-style-name="Fuentedepárrafopredeter." style:family="text">
      <style:text-properties fo:color="#181818" style:rfc-language-tag="es-ES_tradnl" fo:language="es"/>
    </style:style>
    <style:style style:name="P148" style:parent-style-name="Poromisión" style:family="paragraph"/>
    <style:style style:name="T149" style:parent-style-name="Ninguno" style:family="text">
      <style:text-properties fo:font-weight="bold" style:font-weight-asian="bold" style:font-weight-complex="bold" fo:color="#181818" style:rfc-language-tag="es-ES_tradnl" fo:language="es"/>
    </style:style>
    <style:style style:name="T150" style:parent-style-name="Ninguno" style:family="text">
      <style:text-properties fo:font-weight="bold" style:font-weight-asian="bold" style:font-weight-complex="bold" fo:color="#181818"/>
    </style:style>
    <style:style style:name="T151" style:parent-style-name="Fuentedepárrafopredeter." style:family="text">
      <style:text-properties fo:color="#181818" style:rfc-language-tag="es-ES_tradnl" fo:language="es"/>
    </style:style>
    <style:style style:name="T152" style:parent-style-name="Fuentedepárrafopredeter." style:family="text">
      <style:text-properties fo:color="#181818" style:rfc-language-tag="es-ES_tradnl" fo:language="es"/>
    </style:style>
    <style:style style:name="T153" style:parent-style-name="Fuentedepárrafopredeter." style:family="text">
      <style:text-properties fo:color="#181818"/>
    </style:style>
    <style:style style:name="T154" style:parent-style-name="Fuentedepárrafopredeter." style:family="text">
      <style:text-properties fo:color="#181818" style:rfc-language-tag="es-ES_tradnl" fo:language="es"/>
    </style:style>
    <style:style style:name="P155" style:parent-style-name="Poromisión" style:family="paragraph"/>
    <style:style style:name="T156" style:parent-style-name="Fuentedepárrafopredeter." style:family="text">
      <style:text-properties fo:font-weight="bold" style:font-weight-asian="bold" style:font-weight-complex="bold" fo:color="#181818" style:rfc-language-tag="es-ES_tradnl" fo:language="es"/>
    </style:style>
    <style:style style:name="T157" style:parent-style-name="Ninguno" style:family="text">
      <style:text-properties fo:color="#181818" style:rfc-language-tag="es-ES_tradnl" fo:language="es"/>
    </style:style>
    <style:style style:name="P158" style:parent-style-name="Poromisión" style:family="paragraph"/>
    <style:style style:name="T159" style:parent-style-name="Ninguno" style:family="text">
      <style:text-properties fo:font-weight="bold" style:font-weight-asian="bold" style:font-weight-complex="bold" fo:color="#181818" style:rfc-language-tag="es-ES_tradnl" fo:language="es"/>
    </style:style>
    <style:style style:name="T160" style:parent-style-name="Fuentedepárrafopredeter." style:family="text">
      <style:text-properties fo:color="#181818" style:rfc-language-tag="es-ES_tradnl" fo:language="es"/>
    </style:style>
    <style:style style:name="T161" style:parent-style-name="Fuentedepárrafopredeter." style:family="text">
      <style:text-properties fo:color="#181818" style:rfc-language-tag="es-ES_tradnl" fo:language="es"/>
    </style:style>
    <style:style style:name="T162" style:parent-style-name="Fuentedepárrafopredeter." style:family="text">
      <style:text-properties fo:color="#181818"/>
    </style:style>
    <style:style style:name="T163" style:parent-style-name="Fuentedepárrafopredeter." style:family="text">
      <style:text-properties fo:color="#181818" style:rfc-language-tag="es-ES_tradnl" fo:language="es"/>
    </style:style>
    <style:style style:name="P164" style:parent-style-name="Poromisión" style:family="paragraph"/>
    <style:style style:name="T165" style:parent-style-name="Ninguno" style:family="text">
      <style:text-properties fo:font-weight="bold" style:font-weight-asian="bold" style:font-weight-complex="bold" fo:color="#181818"/>
    </style:style>
    <style:style style:name="T166" style:parent-style-name="Ninguno" style:family="text">
      <style:text-properties fo:font-weight="bold" style:font-weight-asian="bold" style:font-weight-complex="bold" fo:color="#181818" style:rfc-language-tag="es-ES_tradnl" fo:language="es"/>
    </style:style>
    <style:style style:name="T167" style:parent-style-name="Ninguno" style:family="text">
      <style:text-properties fo:font-weight="bold" style:font-weight-asian="bold" style:font-weight-complex="bold" fo:color="#181818" fo:language="nl" fo:country="NL"/>
    </style:style>
    <style:style style:name="T168" style:parent-style-name="Ninguno" style:family="text">
      <style:text-properties fo:font-weight="bold" style:font-weight-asian="bold" style:font-weight-complex="bold" fo:color="#181818"/>
    </style:style>
    <style:style style:name="T169" style:parent-style-name="Ninguno" style:family="text">
      <style:text-properties fo:font-weight="bold" style:font-weight-asian="bold" style:font-weight-complex="bold" fo:color="#181818" fo:language="pt" fo:country="PT"/>
    </style:style>
    <style:style style:name="T170" style:parent-style-name="Fuentedepárrafopredeter." style:family="text">
      <style:text-properties fo:color="#181818" style:rfc-language-tag="es-ES_tradnl" fo:language="es"/>
    </style:style>
    <style:style style:name="T171" style:parent-style-name="Fuentedepárrafopredeter." style:family="text">
      <style:text-properties fo:color="#181818"/>
    </style:style>
    <style:style style:name="T172" style:parent-style-name="Fuentedepárrafopredeter." style:family="text">
      <style:text-properties fo:color="#181818" style:rfc-language-tag="es-ES_tradnl" fo:language="es"/>
    </style:style>
    <style:style style:name="P173" style:parent-style-name="Poromisión" style:family="paragraph">
      <style:text-properties fo:color="#181818"/>
    </style:style>
    <style:style style:name="P174" style:parent-style-name="Poromisión" style:family="paragraph">
      <style:text-properties fo:color="#181818"/>
    </style:style>
    <style:style style:name="P175" style:parent-style-name="Poromisión" style:family="paragraph">
      <style:paragraph-properties fo:margin-bottom="0.3111in" fo:margin-left="0.3111in" fo:margin-right="0.8111in" fo:text-indent="-0.3111in">
        <style:tab-stops/>
      </style:paragraph-properties>
    </style:style>
    <style:style style:name="T176" style:parent-style-name="Fuentedepárrafopredeter." style:family="text">
      <style:text-properties fo:color="#181818" style:rfc-language-tag="es-ES_tradnl" fo:language="es"/>
    </style:style>
    <style:style style:name="T177" style:parent-style-name="Fuentedepárrafopredeter." style:family="text">
      <style:text-properties fo:color="#181818"/>
    </style:style>
    <style:style style:name="P178" style:parent-style-name="Poromisión" style:family="paragraph"/>
    <style:style style:name="T179" style:parent-style-name="Fuentedepárrafopredeter." style:family="text">
      <style:text-properties fo:color="#181818" style:rfc-language-tag="es-ES_tradnl" fo:language="es"/>
    </style:style>
    <style:style style:name="T180" style:parent-style-name="Fuentedepárrafopredeter." style:family="text">
      <style:text-properties fo:color="#181818" style:rfc-language-tag="es-ES_tradnl" fo:language="es"/>
    </style:style>
    <style:style style:name="T181" style:parent-style-name="Fuentedepárrafopredeter." style:family="text">
      <style:text-properties fo:color="#181818"/>
    </style:style>
    <style:style style:name="T182" style:parent-style-name="Fuentedepárrafopredeter." style:family="text">
      <style:text-properties fo:color="#181818" style:rfc-language-tag="es-ES_tradnl" fo:language="es"/>
    </style:style>
    <style:style style:name="P183" style:parent-style-name="Poromisión" style:family="paragraph"/>
    <style:style style:name="T184" style:parent-style-name="Fuentedepárrafopredeter." style:family="text">
      <style:text-properties fo:color="#181818" style:rfc-language-tag="es-ES_tradnl" fo:language="es"/>
    </style:style>
    <style:style style:name="T185" style:parent-style-name="Fuentedepárrafopredeter." style:family="text">
      <style:text-properties fo:color="#181818"/>
    </style:style>
    <style:style style:name="T186" style:parent-style-name="Fuentedepárrafopredeter." style:family="text">
      <style:text-properties fo:color="#181818" style:rfc-language-tag="es-ES_tradnl" fo:language="es"/>
    </style:style>
    <style:style style:name="T187" style:parent-style-name="Fuentedepárrafopredeter." style:family="text">
      <style:text-properties fo:color="#181818" style:rfc-language-tag="es-ES_tradnl" fo:language="es"/>
    </style:style>
    <style:style style:name="T188" style:parent-style-name="Fuentedepárrafopredeter." style:family="text">
      <style:text-properties fo:color="#181818" fo:language="fr" fo:country="FR"/>
    </style:style>
    <style:style style:name="T189" style:parent-style-name="Fuentedepárrafopredeter." style:family="text">
      <style:text-properties fo:color="#181818" style:rfc-language-tag="es-ES_tradnl" fo:language="es"/>
    </style:style>
    <style:style style:name="T190" style:parent-style-name="Fuentedepárrafopredeter." style:family="text">
      <style:text-properties fo:color="#181818"/>
    </style:style>
    <style:style style:name="T191" style:parent-style-name="Fuentedepárrafopredeter." style:family="text">
      <style:text-properties fo:color="#181818" style:rfc-language-tag="es-ES_tradnl" fo:language="es"/>
    </style:style>
    <style:style style:name="P192" style:parent-style-name="Poromisión" style:family="paragraph">
      <style:text-properties fo:color="#181818" style:rfc-language-tag="es-ES_tradnl" fo:language="es"/>
    </style:style>
    <style:style style:name="P193" style:parent-style-name="Poromisión" style:family="paragraph"/>
    <style:style style:name="T194" style:parent-style-name="Fuentedepárrafopredeter." style:family="text">
      <style:text-properties fo:color="#181818" style:rfc-language-tag="es-ES_tradnl" fo:language="es"/>
    </style:style>
    <style:style style:name="T195" style:parent-style-name="Fuentedepárrafopredeter." style:family="text">
      <style:text-properties fo:color="#181818"/>
    </style:style>
    <style:style style:name="P196" style:parent-style-name="Poromisión" style:family="paragraph"/>
    <style:style style:name="T197" style:parent-style-name="Fuentedepárrafopredeter." style:family="text">
      <style:text-properties fo:color="#181818" style:rfc-language-tag="es-ES_tradnl" fo:language="es"/>
    </style:style>
    <style:style style:name="T198" style:parent-style-name="Fuentedepárrafopredeter." style:family="text">
      <style:text-properties fo:color="#181818"/>
    </style:style>
    <style:style style:name="T199" style:parent-style-name="Fuentedepárrafopredeter." style:family="text">
      <style:text-properties fo:color="#181818" style:rfc-language-tag="es-ES_tradnl" fo:language="es"/>
    </style:style>
    <style:style style:name="T200" style:parent-style-name="Fuentedepárrafopredeter." style:family="text">
      <style:text-properties fo:color="#181818" fo:language="fr" fo:country="FR"/>
    </style:style>
    <style:style style:name="T201" style:parent-style-name="Fuentedepárrafopredeter." style:family="text">
      <style:text-properties fo:color="#181818" style:rfc-language-tag="es-ES_tradnl" fo:language="es"/>
    </style:style>
    <style:style style:name="P202" style:parent-style-name="Poromisión" style:family="paragraph"/>
    <style:style style:name="T203" style:parent-style-name="Fuentedepárrafopredeter." style:family="text">
      <style:text-properties fo:color="#181818" style:rfc-language-tag="es-ES_tradnl" fo:language="es"/>
    </style:style>
    <style:style style:name="T204" style:parent-style-name="Fuentedepárrafopredeter." style:family="text">
      <style:text-properties fo:color="#181818"/>
    </style:style>
    <style:style style:name="T205" style:parent-style-name="Fuentedepárrafopredeter." style:family="text">
      <style:text-properties fo:color="#181818" style:rfc-language-tag="es-ES_tradnl" fo:language="es"/>
    </style:style>
    <style:style style:name="T206" style:parent-style-name="Fuentedepárrafopredeter." style:family="text">
      <style:text-properties fo:color="#181818" style:rfc-language-tag="es-ES_tradnl" fo:language="es"/>
    </style:style>
    <style:style style:name="T207" style:parent-style-name="Fuentedepárrafopredeter." style:family="text">
      <style:text-properties fo:color="#181818" fo:language="fr" fo:country="FR"/>
    </style:style>
    <style:style style:name="T208" style:parent-style-name="Fuentedepárrafopredeter." style:family="text">
      <style:text-properties fo:color="#181818" style:rfc-language-tag="es-ES_tradnl" fo:language="es"/>
    </style:style>
    <style:style style:name="T209" style:parent-style-name="Fuentedepárrafopredeter." style:family="text">
      <style:text-properties fo:color="#181818"/>
    </style:style>
    <style:style style:name="P210" style:parent-style-name="Poromisión" style:family="paragraph"/>
    <style:style style:name="T211" style:parent-style-name="Fuentedepárrafopredeter." style:family="text">
      <style:text-properties fo:color="#181818" style:rfc-language-tag="es-ES_tradnl" fo:language="es"/>
    </style:style>
    <style:style style:name="T212" style:parent-style-name="Fuentedepárrafopredeter." style:family="text">
      <style:text-properties fo:color="#181818"/>
    </style:style>
    <style:style style:name="T213" style:parent-style-name="Fuentedepárrafopredeter." style:family="text">
      <style:text-properties fo:color="#181818" style:rfc-language-tag="es-ES_tradnl" fo:language="es"/>
    </style:style>
    <style:style style:name="P214" style:parent-style-name="Poromisión" style:family="paragraph"/>
    <style:style style:name="T215" style:parent-style-name="Fuentedepárrafopredeter." style:family="text">
      <style:text-properties fo:color="#181818" style:rfc-language-tag="es-ES_tradnl" fo:language="es"/>
    </style:style>
    <style:style style:name="T216" style:parent-style-name="Fuentedepárrafopredeter." style:family="text">
      <style:text-properties fo:color="#181818" style:rfc-language-tag="es-ES_tradnl" fo:language="es"/>
    </style:style>
    <style:style style:name="T217" style:parent-style-name="Fuentedepárrafopredeter." style:family="text">
      <style:text-properties fo:color="#181818"/>
    </style:style>
    <style:style style:name="T218" style:parent-style-name="Fuentedepárrafopredeter." style:family="text">
      <style:text-properties fo:color="#181818" style:rfc-language-tag="es-ES_tradnl" fo:language="es"/>
    </style:style>
    <style:style style:name="P219" style:parent-style-name="Poromisión" style:family="paragraph"/>
    <style:style style:name="T220" style:parent-style-name="Fuentedepárrafopredeter." style:family="text">
      <style:text-properties fo:color="#181818"/>
    </style:style>
    <style:style style:name="T221" style:parent-style-name="Fuentedepárrafopredeter." style:family="text">
      <style:text-properties fo:color="#181818" style:rfc-language-tag="es-ES_tradnl" fo:language="es"/>
    </style:style>
    <style:style style:name="T222" style:parent-style-name="Fuentedepárrafopredeter." style:family="text">
      <style:text-properties fo:color="#181818"/>
    </style:style>
    <style:style style:name="T223" style:parent-style-name="Fuentedepárrafopredeter." style:family="text">
      <style:text-properties fo:color="#181818" style:rfc-language-tag="es-ES_tradnl" fo:language="es"/>
    </style:style>
    <style:style style:name="T224" style:parent-style-name="Fuentedepárrafopredeter." style:family="text">
      <style:text-properties fo:color="#181818"/>
    </style:style>
    <style:style style:name="T225" style:parent-style-name="Fuentedepárrafopredeter." style:family="text">
      <style:text-properties fo:color="#181818" style:rfc-language-tag="es-ES_tradnl" fo:language="es"/>
    </style:style>
    <style:style style:name="T226" style:parent-style-name="Fuentedepárrafopredeter." style:family="text">
      <style:text-properties fo:color="#181818" style:rfc-language-tag="es-ES_tradnl" fo:language="es"/>
    </style:style>
    <style:style style:name="P227" style:parent-style-name="Poromisión" style:family="paragraph">
      <style:text-properties fo:color="#181818"/>
    </style:style>
    <style:style style:name="P228" style:parent-style-name="Poromisión" style:family="paragraph">
      <style:text-properties fo:color="#181818"/>
    </style:style>
    <style:style style:name="P229" style:parent-style-name="Poromisión" style:family="paragraph">
      <style:text-properties fo:color="#181818"/>
    </style:style>
    <style:style style:name="T230" style:parent-style-name="Fuentedepárrafopredeter." style:family="text">
      <style:text-properties fo:color="#181818" style:rfc-language-tag="es-ES_tradnl" fo:language="es"/>
    </style:style>
    <style:style style:name="P231" style:parent-style-name="Poromisión" style:family="paragraph">
      <style:text-properties fo:color="#181818"/>
    </style:style>
    <style:style style:name="T232" style:parent-style-name="Fuentedepárrafopredeter." style:family="text">
      <style:text-properties fo:color="#181818" style:rfc-language-tag="es-ES_tradnl" fo:language="es"/>
    </style:style>
    <style:style style:name="T233" style:parent-style-name="Fuentedepárrafopredeter." style:family="text">
      <style:text-properties fo:color="#181818"/>
    </style:style>
    <style:style style:name="P234" style:parent-style-name="Poromisión" style:family="paragraph">
      <style:text-properties fo:color="#181818"/>
    </style:style>
    <style:style style:name="T235" style:parent-style-name="Fuentedepárrafopredeter." style:family="text">
      <style:text-properties fo:color="#181818" style:rfc-language-tag="es-ES_tradnl" fo:language="es"/>
    </style:style>
    <style:style style:name="T236" style:parent-style-name="Fuentedepárrafopredeter." style:family="text">
      <style:text-properties fo:color="#181818" style:rfc-language-tag="es-ES_tradnl" fo:language="es"/>
    </style:style>
    <style:style style:name="P237" style:parent-style-name="Poromisión" style:family="paragraph">
      <style:text-properties fo:color="#181818"/>
    </style:style>
    <style:style style:name="T238" style:parent-style-name="Fuentedepárrafopredeter." style:family="text">
      <style:text-properties fo:color="#181818" style:rfc-language-tag="es-ES_tradnl" fo:language="es"/>
    </style:style>
    <style:style style:name="P239" style:parent-style-name="Poromisión" style:family="paragraph">
      <style:text-properties fo:color="#181818"/>
    </style:style>
    <style:style style:name="T240" style:parent-style-name="Fuentedepárrafopredeter." style:family="text">
      <style:text-properties fo:color="#181818" style:rfc-language-tag="es-ES_tradnl" fo:language="es"/>
    </style:style>
    <style:style style:name="T241" style:parent-style-name="Fuentedepárrafopredeter." style:family="text">
      <style:text-properties fo:color="#181818"/>
    </style:style>
    <style:style style:name="T242" style:parent-style-name="Fuentedepárrafopredeter." style:family="text">
      <style:text-properties fo:color="#181818" style:rfc-language-tag="es-ES_tradnl" fo:language="es"/>
    </style:style>
    <style:style style:name="T243" style:parent-style-name="Fuentedepárrafopredeter." style:family="text">
      <style:text-properties fo:color="#181818"/>
    </style:style>
    <style:style style:name="T244" style:parent-style-name="Fuentedepárrafopredeter." style:family="text">
      <style:text-properties fo:color="#181818" style:rfc-language-tag="es-ES_tradnl" fo:language="es"/>
    </style:style>
    <style:style style:name="T245" style:parent-style-name="Fuentedepárrafopredeter." style:family="text">
      <style:text-properties fo:color="#181818" style:rfc-language-tag="es-ES_tradnl" fo:language="es"/>
    </style:style>
    <style:style style:name="P246" style:parent-style-name="Poromisión" style:family="paragraph">
      <style:text-properties fo:color="#181818"/>
    </style:style>
    <style:style style:name="P247" style:parent-style-name="Poromisión" style:family="paragraph">
      <style:text-properties fo:color="#181818"/>
    </style:style>
    <style:style style:name="T248" style:parent-style-name="Fuentedepárrafopredeter." style:family="text">
      <style:text-properties fo:color="#181818" style:rfc-language-tag="es-ES_tradnl" fo:language="es"/>
    </style:style>
    <style:style style:name="T249" style:parent-style-name="Fuentedepárrafopredeter." style:family="text">
      <style:text-properties fo:color="#181818"/>
    </style:style>
    <style:style style:name="T250" style:parent-style-name="Fuentedepárrafopredeter." style:family="text">
      <style:text-properties fo:color="#181818" style:rfc-language-tag="es-ES_tradnl" fo:language="es"/>
    </style:style>
    <style:style style:name="T251" style:parent-style-name="Ninguno" style:family="text">
      <style:text-properties fo:color="#181818" style:text-underline-type="single" style:text-underline-style="solid" style:text-underline-width="auto" style:text-underline-mode="continuous" style:text-underline-color="#38870A"/>
    </style:style>
    <style:style style:name="T252" style:parent-style-name="Fuentedepárrafopredeter." style:family="text">
      <style:text-properties fo:color="#181818" style:rfc-language-tag="es-ES_tradnl" fo:language="es"/>
    </style:style>
    <style:style style:name="T253" style:parent-style-name="Fuentedepárrafopredeter." style:family="text">
      <style:text-properties fo:color="#181818" style:rfc-language-tag="es-ES_tradnl" fo:language="es"/>
    </style:style>
    <style:style style:name="T254" style:parent-style-name="Fuentedepárrafopredeter." style:family="text">
      <style:text-properties fo:color="#181818"/>
    </style:style>
    <style:style style:name="T255" style:parent-style-name="Fuentedepárrafopredeter." style:family="text">
      <style:text-properties fo:color="#181818" style:rfc-language-tag="es-ES_tradnl" fo:language="es"/>
    </style:style>
    <style:style style:name="P256" style:parent-style-name="Poromisión" style:family="paragraph">
      <style:text-properties fo:color="#181818"/>
    </style:style>
    <style:style style:name="P257" style:parent-style-name="Poromisión" style:family="paragraph">
      <style:text-properties fo:color="#181818"/>
    </style:style>
    <style:style style:name="P258" style:parent-style-name="Poromisión" style:family="paragraph">
      <style:text-properties fo:color="#181818"/>
    </style:style>
    <style:style style:name="P259" style:parent-style-name="Poromisión" style:family="paragraph">
      <style:text-properties fo:color="#181818"/>
    </style:style>
    <style:style style:name="P260" style:parent-style-name="Poromisión" style:family="paragraph">
      <style:text-properties fo:color="#181818"/>
    </style:style>
    <style:style style:name="T261" style:parent-style-name="Fuentedepárrafopredeter." style:family="text">
      <style:text-properties fo:color="#181818" style:rfc-language-tag="es-ES_tradnl" fo:language="es"/>
    </style:style>
    <style:style style:name="P262" style:parent-style-name="Poromisión" style:family="paragraph">
      <style:text-properties fo:color="#181818"/>
    </style:style>
    <style:style style:name="T263" style:parent-style-name="Fuentedepárrafopredeter." style:family="text">
      <style:text-properties fo:color="#181818" style:rfc-language-tag="es-ES_tradnl" fo:language="es"/>
    </style:style>
    <style:style style:name="T264" style:parent-style-name="Fuentedepárrafopredeter." style:family="text">
      <style:text-properties fo:color="#181818" style:rfc-language-tag="es-ES_tradnl" fo:language="es"/>
    </style:style>
    <style:style style:name="P265" style:parent-style-name="Poromisión" style:family="paragraph">
      <style:text-properties fo:color="#181818"/>
    </style:style>
    <style:style style:name="T266" style:parent-style-name="Fuentedepárrafopredeter." style:family="text">
      <style:text-properties fo:color="#333333" style:rfc-language-tag="es-ES_tradnl" fo:language="es"/>
    </style:style>
    <style:style style:name="T267" style:parent-style-name="Fuentedepárrafopredeter." style:family="text">
      <style:text-properties fo:color="#333333" style:rfc-language-tag="es-ES_tradnl" fo:language="es"/>
    </style:style>
    <style:style style:name="T268" style:parent-style-name="Fuentedepárrafopredeter." style:family="text">
      <style:text-properties fo:color="#333333"/>
    </style:style>
    <style:style style:name="T269" style:parent-style-name="Fuentedepárrafopredeter." style:family="text">
      <style:text-properties fo:color="#333333" style:rfc-language-tag="es-ES_tradnl" fo:language="es"/>
    </style:style>
    <style:style style:name="T270" style:parent-style-name="Fuentedepárrafopredeter." style:family="text">
      <style:text-properties fo:color="#333333" style:rfc-language-tag="es-ES_tradnl" fo:language="es"/>
    </style:style>
    <style:style style:name="T271" style:parent-style-name="Fuentedepárrafopredeter." style:family="text">
      <style:text-properties fo:color="#333333"/>
    </style:style>
    <style:style style:name="T272" style:parent-style-name="Fuentedepárrafopredeter." style:family="text">
      <style:text-properties fo:color="#333333" style:rfc-language-tag="es-ES_tradnl" fo:language="es"/>
    </style:style>
    <style:style style:name="P273" style:parent-style-name="Poromisión" style:family="paragraph">
      <style:text-properties fo:color="#333333"/>
    </style:style>
    <style:style style:name="T274" style:parent-style-name="Fuentedepárrafopredeter." style:family="text">
      <style:text-properties fo:color="#333333" style:rfc-language-tag="es-ES_tradnl" fo:language="es"/>
    </style:style>
    <style:style style:name="T275" style:parent-style-name="Fuentedepárrafopredeter." style:family="text">
      <style:text-properties fo:color="#333333"/>
    </style:style>
    <style:style style:name="P276" style:parent-style-name="Poromisión" style:family="paragraph">
      <style:text-properties fo:color="#333333"/>
    </style:style>
    <style:style style:name="T277" style:parent-style-name="Fuentedepárrafopredeter." style:family="text">
      <style:text-properties fo:color="#333333" style:rfc-language-tag="es-ES_tradnl" fo:language="es"/>
    </style:style>
    <style:style style:name="T278" style:parent-style-name="Fuentedepárrafopredeter." style:family="text">
      <style:text-properties fo:color="#333333" fo:language="en" fo:country="US"/>
    </style:style>
    <style:style style:name="T279" style:parent-style-name="Fuentedepárrafopredeter." style:family="text">
      <style:text-properties fo:color="#333333" style:rfc-language-tag="es-ES_tradnl" fo:language="es"/>
    </style:style>
    <style:style style:name="T280" style:parent-style-name="Fuentedepárrafopredeter." style:family="text">
      <style:text-properties fo:color="#333333" fo:language="en" fo:country="US"/>
    </style:style>
    <style:style style:name="T281" style:parent-style-name="Fuentedepárrafopredeter." style:family="text">
      <style:text-properties fo:color="#333333" style:rfc-language-tag="es-ES_tradnl" fo:language="es"/>
    </style:style>
    <style:style style:name="T282" style:parent-style-name="Fuentedepárrafopredeter." style:family="text">
      <style:text-properties fo:color="#333333" style:rfc-language-tag="es-ES_tradnl" fo:language="es"/>
    </style:style>
    <style:style style:name="T283" style:parent-style-name="Fuentedepárrafopredeter." style:family="text">
      <style:text-properties fo:color="#333333"/>
    </style:style>
    <style:style style:name="P284" style:parent-style-name="Poromisión" style:family="paragraph">
      <style:text-properties fo:color="#333333"/>
    </style:style>
    <style:style style:name="T285" style:parent-style-name="Fuentedepárrafopredeter." style:family="text">
      <style:text-properties fo:color="#333333"/>
    </style:style>
    <style:style style:name="T286" style:parent-style-name="Fuentedepárrafopredeter." style:family="text">
      <style:text-properties fo:color="#333333" style:rfc-language-tag="es-ES_tradnl" fo:language="es"/>
    </style:style>
    <style:style style:name="T287" style:parent-style-name="Fuentedepárrafopredeter." style:family="text">
      <style:text-properties fo:color="#333333"/>
    </style:style>
    <style:style style:name="T288" style:parent-style-name="Fuentedepárrafopredeter." style:family="text">
      <style:text-properties fo:color="#333333" style:rfc-language-tag="es-ES_tradnl" fo:language="es"/>
    </style:style>
    <style:style style:name="T289" style:parent-style-name="Fuentedepárrafopredeter." style:family="text">
      <style:text-properties fo:color="#333333"/>
    </style:style>
    <style:style style:name="T290" style:parent-style-name="Fuentedepárrafopredeter." style:family="text">
      <style:text-properties fo:color="#333333" style:rfc-language-tag="es-ES_tradnl" fo:language="es"/>
    </style:style>
    <style:style style:name="T291" style:parent-style-name="Fuentedepárrafopredeter." style:family="text">
      <style:text-properties fo:color="#333333" style:rfc-language-tag="es-ES_tradnl" fo:language="es"/>
    </style:style>
    <style:style style:name="T292" style:parent-style-name="Fuentedepárrafopredeter." style:family="text">
      <style:text-properties fo:color="#333333"/>
    </style:style>
    <style:style style:name="T293" style:parent-style-name="Fuentedepárrafopredeter." style:family="text">
      <style:text-properties fo:color="#333333" style:rfc-language-tag="es-ES_tradnl" fo:language="es"/>
    </style:style>
    <style:style style:name="T294" style:parent-style-name="Fuentedepárrafopredeter." style:family="text">
      <style:text-properties fo:color="#333333" fo:language="fr" fo:country="FR"/>
    </style:style>
    <style:style style:name="T295" style:parent-style-name="Fuentedepárrafopredeter." style:family="text">
      <style:text-properties fo:color="#333333" style:rfc-language-tag="es-ES_tradnl" fo:language="es"/>
    </style:style>
    <style:style style:name="T296" style:parent-style-name="Fuentedepárrafopredeter." style:family="text">
      <style:text-properties fo:color="#333333"/>
    </style:style>
    <style:style style:name="T297" style:parent-style-name="Fuentedepárrafopredeter." style:family="text">
      <style:text-properties fo:color="#333333" style:rfc-language-tag="es-ES_tradnl" fo:language="es"/>
    </style:style>
    <style:style style:name="P298" style:parent-style-name="Poromisión" style:family="paragraph">
      <style:text-properties fo:color="#111111"/>
    </style:style>
    <style:style style:name="T299" style:parent-style-name="Fuentedepárrafopredeter." style:family="text">
      <style:text-properties fo:color="#111111" style:rfc-language-tag="es-ES_tradnl" fo:language="es"/>
    </style:style>
    <style:style style:name="P300" style:parent-style-name="Poromisión" style:family="paragraph">
      <style:text-properties fo:color="#111111"/>
    </style:style>
    <style:style style:name="T301" style:parent-style-name="Fuentedepárrafopredeter." style:family="text">
      <style:text-properties fo:color="#333333" style:rfc-language-tag="es-ES_tradnl" fo:language="es"/>
    </style:style>
    <style:style style:name="T302" style:parent-style-name="Fuentedepárrafopredeter." style:family="text">
      <style:text-properties fo:color="#333333" style:rfc-language-tag="es-ES_tradnl" fo:language="es"/>
    </style:style>
    <style:style style:name="T303" style:parent-style-name="Fuentedepárrafopredeter." style:family="text">
      <style:text-properties fo:color="#333333"/>
    </style:style>
    <style:style style:name="T304" style:parent-style-name="Fuentedepárrafopredeter." style:family="text">
      <style:text-properties fo:color="#333333" style:rfc-language-tag="es-ES_tradnl" fo:language="es"/>
    </style:style>
    <style:style style:name="T305" style:parent-style-name="Fuentedepárrafopredeter." style:family="text">
      <style:text-properties fo:color="#333333"/>
    </style:style>
    <style:style style:name="T306" style:parent-style-name="Fuentedepárrafopredeter." style:family="text">
      <style:text-properties fo:color="#333333" fo:language="pt" fo:country="PT"/>
    </style:style>
    <style:style style:name="P307" style:parent-style-name="Poromisión" style:family="paragraph">
      <style:text-properties fo:color="#333333"/>
    </style:style>
    <style:style style:name="T308" style:parent-style-name="Fuentedepárrafopredeter." style:family="text">
      <style:text-properties fo:color="#333333" style:rfc-language-tag="es-ES_tradnl" fo:language="es"/>
    </style:style>
    <style:style style:name="T309" style:parent-style-name="Fuentedepárrafopredeter." style:family="text">
      <style:text-properties fo:color="#333333"/>
    </style:style>
    <style:style style:name="T310" style:parent-style-name="Fuentedepárrafopredeter." style:family="text">
      <style:text-properties fo:color="#333333" style:rfc-language-tag="es-ES_tradnl" fo:language="es"/>
    </style:style>
    <style:style style:name="T311" style:parent-style-name="Fuentedepárrafopredeter." style:family="text">
      <style:text-properties fo:color="#333333" style:rfc-language-tag="es-ES_tradnl" fo:language="es"/>
    </style:style>
    <style:style style:name="T312" style:parent-style-name="Fuentedepárrafopredeter." style:family="text">
      <style:text-properties fo:color="#333333"/>
    </style:style>
    <style:style style:name="T313" style:parent-style-name="Fuentedepárrafopredeter." style:family="text">
      <style:text-properties fo:color="#333333" style:rfc-language-tag="es-ES_tradnl" fo:language="es"/>
    </style:style>
    <style:style style:name="P314" style:parent-style-name="Poromisión" style:family="paragraph">
      <style:text-properties fo:color="#333333"/>
    </style:style>
    <style:style style:name="P315" style:parent-style-name="Poromisión" style:family="paragraph">
      <style:text-properties fo:color="#333333"/>
    </style:style>
    <style:style style:name="T316" style:parent-style-name="Fuentedepárrafopredeter." style:family="text">
      <style:text-properties fo:color="#333333" style:rfc-language-tag="es-ES_tradnl" fo:language="es"/>
    </style:style>
    <style:style style:name="P317" style:parent-style-name="Poromisión" style:family="paragraph">
      <style:text-properties fo:color="#333333"/>
    </style:style>
    <style:style style:name="P318" style:parent-style-name="Poromisión" style:family="paragraph">
      <style:text-properties fo:color="#454545"/>
    </style:style>
    <style:style style:name="P319" style:parent-style-name="Poromisión" style:family="paragraph">
      <style:text-properties fo:color="#454545"/>
    </style:style>
    <style:style style:name="T320" style:parent-style-name="Fuentedepárrafopredeter." style:family="text">
      <style:text-properties fo:color="#454545" style:rfc-language-tag="es-ES_tradnl" fo:language="es"/>
    </style:style>
    <style:style style:name="T321" style:parent-style-name="Fuentedepárrafopredeter." style:family="text">
      <style:text-properties fo:color="#454545" fo:language="en" fo:country="US"/>
    </style:style>
    <style:style style:name="T322" style:parent-style-name="Fuentedepárrafopredeter." style:family="text">
      <style:text-properties fo:color="#454545" style:rfc-language-tag="es-ES_tradnl" fo:language="es"/>
    </style:style>
    <style:style style:name="P323" style:parent-style-name="Poromisión" style:family="paragraph">
      <style:text-properties fo:color="#454545"/>
    </style:style>
    <style:style style:name="T324" style:parent-style-name="Fuentedepárrafopredeter." style:family="text">
      <style:text-properties fo:color="#454545" style:rfc-language-tag="es-ES_tradnl" fo:language="es"/>
    </style:style>
    <style:style style:name="T325" style:parent-style-name="Fuentedepárrafopredeter." style:family="text">
      <style:text-properties fo:color="#454545" style:rfc-language-tag="es-ES_tradnl" fo:language="es"/>
    </style:style>
    <style:style style:name="T326" style:parent-style-name="Fuentedepárrafopredeter." style:family="text">
      <style:text-properties fo:color="#454545" style:rfc-language-tag="es-ES_tradnl" fo:language="es"/>
    </style:style>
    <style:style style:name="T327" style:parent-style-name="Fuentedepárrafopredeter." style:family="text">
      <style:text-properties fo:color="#454545" fo:language="en" fo:country="US"/>
    </style:style>
    <style:style style:name="T328" style:parent-style-name="Fuentedepárrafopredeter." style:family="text">
      <style:text-properties fo:color="#454545"/>
    </style:style>
    <style:style style:name="T329" style:parent-style-name="Fuentedepárrafopredeter." style:family="text">
      <style:text-properties fo:color="#454545" style:rfc-language-tag="es-ES_tradnl" fo:language="es"/>
    </style:style>
    <style:style style:name="T330" style:parent-style-name="Fuentedepárrafopredeter." style:family="text">
      <style:text-properties fo:color="#454545" style:rfc-language-tag="es-ES_tradnl" fo:language="es"/>
    </style:style>
    <style:style style:name="T331" style:parent-style-name="Fuentedepárrafopredeter." style:family="text">
      <style:text-properties fo:color="#454545"/>
    </style:style>
    <style:style style:name="T332" style:parent-style-name="Fuentedepárrafopredeter." style:family="text">
      <style:text-properties fo:color="#454545" style:rfc-language-tag="es-ES_tradnl" fo:language="es"/>
    </style:style>
    <style:style style:name="T333" style:parent-style-name="Fuentedepárrafopredeter." style:family="text">
      <style:text-properties fo:color="#454545"/>
    </style:style>
    <style:style style:name="T334" style:parent-style-name="Fuentedepárrafopredeter." style:family="text">
      <style:text-properties fo:color="#454545" fo:language="pt" fo:country="PT"/>
    </style:style>
    <style:style style:name="T335" style:parent-style-name="Fuentedepárrafopredeter." style:family="text">
      <style:text-properties fo:color="#454545" style:rfc-language-tag="es-ES_tradnl" fo:language="es"/>
    </style:style>
    <style:style style:name="T336" style:parent-style-name="Fuentedepárrafopredeter." style:family="text">
      <style:text-properties fo:color="#454545"/>
    </style:style>
    <style:style style:name="T337" style:parent-style-name="Fuentedepárrafopredeter." style:family="text">
      <style:text-properties fo:color="#454545" style:rfc-language-tag="es-ES_tradnl" fo:language="es"/>
    </style:style>
    <style:style style:name="T338" style:parent-style-name="Fuentedepárrafopredeter." style:family="text">
      <style:text-properties fo:color="#454545" style:rfc-language-tag="es-ES_tradnl" fo:language="es"/>
    </style:style>
    <style:style style:name="T339" style:parent-style-name="Fuentedepárrafopredeter." style:family="text">
      <style:text-properties fo:color="#454545"/>
    </style:style>
    <style:style style:name="T340" style:parent-style-name="Fuentedepárrafopredeter." style:family="text">
      <style:text-properties fo:color="#454545" fo:language="pt" fo:country="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draw:connector draw:type="line" svg:x1="-0.12598in" svg:y1="0.23661in" svg:x2="7.27471in" svg:y2="0.23661in" draw:z-index="251658240" draw:id="id0" draw:style-name="a1" draw:name="Conector recto 114" text:anchor-type="paragraph"><svg:title/><svg:desc/></draw:connector></text:p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/>
            <text:p text:style-name="P34">Profesor:</text:p>
          </table:table-cell>
          <table:table-cell table:style-name="TableCell35">
            <text:p text:style-name="TableContents"/>
            <text:p text:style-name="Normal">Castañeda Castañeda Manuel</text:p>
          </table:table-cell>
        </table:table-row>
        <table:table-row table:style-name="TableRow36">
          <table:table-cell table:style-name="TableCell37">
            <text:p text:style-name="P38"/>
            <text:p text:style-name="P39">Asignatura:</text:p>
          </table:table-cell>
          <table:table-cell table:style-name="TableCell40">
            <text:p text:style-name="P41"/>
            <text:p text:style-name="Normal">Fundamentos de Programación<text:s/></text:p>
          </table:table-cell>
        </table:table-row>
        <table:table-row table:style-name="TableRow42">
          <table:table-cell table:style-name="TableCell43">
            <text:p text:style-name="P44"/>
            <text:p text:style-name="P45">Grupo:</text:p>
          </table:table-cell>
          <table:table-cell table:style-name="TableCell46">
            <text:p text:style-name="P47"/>
            <text:p text:style-name="P48">17</text:p>
          </table:table-cell>
        </table:table-row>
        <table:table-row table:style-name="TableRow49">
          <table:table-cell table:style-name="TableCell50">
            <text:p text:style-name="P51"/>
            <text:p text:style-name="P52">No de<text:s/>Práctica(s):</text:p>
          </table:table-cell>
          <table:table-cell table:style-name="TableCell53">
            <text:p text:style-name="P54"/>
            <text:p text:style-name="Normal">1</text:p>
          </table:table-cell>
        </table:table-row>
        <table:table-row table:style-name="TableRow55">
          <table:table-cell table:style-name="TableCell56">
            <text:p text:style-name="P57"/>
            <text:p text:style-name="P58">Integrante(s):</text:p>
          </table:table-cell>
          <table:table-cell table:style-name="TableCell59">
            <text:p text:style-name="P60"/>
            <text:p text:style-name="Normal">Balderas Cleto Juan Carlos</text:p>
          </table:table-cell>
        </table:table-row>
        <table:table-row table:style-name="TableRow61"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>No. de Equipo de cómputo empleado</text:p>
          </table:table-cell>
          <table:table-cell table:style-name="TableCell69">
            <text:p text:style-name="P70"/>
            <text:p text:style-name="Normal"><text:s text:c="5"/>05</text:p>
          </table:table-cell>
        </table:table-row>
        <table:table-row table:style-name="TableRow71">
          <table:table-cell table:style-name="TableCell72">
            <text:p text:style-name="P73"/>
            <text:p text:style-name="P74">Semestre:</text:p>
          </table:table-cell>
          <table:table-cell table:style-name="TableCell75">
            <text:p text:style-name="P76"/>
            <text:p text:style-name="P77">Segundo</text:p>
          </table:table-cell>
        </table:table-row>
        <table:table-row table:style-name="TableRow78">
          <table:table-cell table:style-name="TableCell79">
            <text:p text:style-name="P80"/>
            <text:p text:style-name="P81"><text:span text:style-name="T82">Fecha de entrega:</text:span></text:p>
          </table:table-cell>
          <table:table-cell table:style-name="TableCell83">
            <text:p text:style-name="P84"/>
            <text:p text:style-name="Normal">Miercoles 13 de Febrero 2019</text:p>
          </table:table-cell>
        </table:table-row>
        <table:table-row table:style-name="TableRow85">
          <table:table-cell table:style-name="TableCell86">
            <text:p text:style-name="P87"/>
            <text:p text:style-name="P88"><text:span text:style-name="T89">Obervaciones:</text:span>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</table:table>
      <text:p text:style-name="Standard"/>
      <text:p text:style-name="Standard"/>
      <text:p text:style-name="P97"><text:tab/><text:tab/><text:tab/><text:tab/><text:tab/>CALIFICACIÓN: __________</text:p>
      <text:soft-page-break/>
      <text:list text:style-name="Número" text:continue-numbering="true">
        <text:list-item>
          <text:p text:style-name="P98">¿ Qué necesito para conectar una pecera de 600 litros con energía solar?</text:p>
        </text:list-item>
      </text:list>
      <text:p text:style-name="P99"/>
      <text:p text:style-name="P100">Bomba De Agua Solar Kit<text:s/>100w-24v-14metros</text:p>
      <text:p text:style-name="P101"/>
      <text:p text:style-name="Poromisión"><text:span text:style-name="T102">Incluye:</text:span></text:p>
      <text:p text:style-name="P103"/>
      <text:p text:style-name="P104">Panel solar 100W/24V</text:p>
      <text:p text:style-name="Poromisión"><text:span text:style-name="T105">-Bomba de agua 24V</text:span></text:p>
      <text:p text:style-name="Poromisión"><text:span text:style-name="T106">-8 metros de cable</text:span></text:p>
      <text:p text:style-name="Poromisión"><text:span text:style-name="T107">-Conectores MC4</text:span></text:p>
      <text:p text:style-name="P108"/>
      <text:p text:style-name="Poromisión"><text:span text:style-name="T109">NOTA: Los conectores y cable ya están</text:span><text:span text:style-name="T110"><text:s/>instalados, se<text:s/></text:span><text:span text:style-name="T111">envía listo para que la bomba funcional</text:span><text:span text:style-name="T112"><text:s/>100%</text:span></text:p>
      <text:p text:style-name="P113"/>
      <text:p text:style-name="Poromisión"><text:span text:style-name="T114">Precio:<text:s/></text:span><text:span text:style-name="T115">$</text:span><text:span text:style-name="T116"><text:s/></text:span><text:span text:style-name="T117">5,649</text:span></text:p>
      <text:p text:style-name="P118"/>
      <text:p text:style-name="Poromisión"><text:span text:style-name="T119">2. ¿Cómo puedo montar un jardín de<text:s/></text:span><text:span text:style-name="T120">hidroponía?</text:span></text:p>
      <text:p text:style-name="P121"/>
      <text:p text:style-name="P122"><text:span text:style-name="T123">Material para hacer una hidropon</text:span><text:span text:style-name="T124">ía casera</text:span></text:p>
      <text:list text:style-name="Viñeta" text:continue-numbering="true">
        <text:list-item>
          <text:p text:style-name="P125"><text:span text:style-name="T126"><text:tab/>Recipiente o caja oscura</text:span><text:span text:style-name="T127">, como una caja o un barreño, que sea entre 20 cm y 30 cm de profundo. Es mejor que sea oscuro u opaco para que la luz del sol no afecte demasiado a las ra</text:span><text:span text:style-name="T128">í</text:span><text:span text:style-name="T129">ces.</text:span></text:p>
        </text:list-item>
        <text:list-item>
          <text:p text:style-name="P130"><text:span text:style-name="T131"><text:tab/>Bomba de aire</text:span><text:span text:style-name="T132">,</text:span><text:span text:style-name="T133"><text:s/>es decir, una bomba para producir oxigenación en el agua, como la que se usa en los acuarios. La oxigenación que producir</text:span><text:span text:style-name="T134">á<text:s/></text:span><text:span text:style-name="T135">ayudar</text:span><text:span text:style-name="T136">á<text:s/></text:span><text:span text:style-name="T137">a que las ra</text:span><text:span text:style-name="T138">í</text:span><text:span text:style-name="T139">ces se alimenten mejor y crezca la planta, as</text:span><text:span text:style-name="T140">í<text:s/></text:span><text:span text:style-name="T141">como a evitar que haya contaminación del agua.</text:span></text:p>
        </text:list-item>
        <text:list-item>
          <text:p text:style-name="P142"><text:span text:style-name="T143"><text:tab/>Sustrato</text:span><text:span text:style-name="T144"><text:s/>con la<text:s/></text:span><text:span text:style-name="T145">textura y los nutrientes adecuados para el cultivo que hayas elegido. En la tienda el especialista podr</text:span><text:span text:style-name="T146">á<text:s/></text:span><text:span text:style-name="T147">orientarte mejor para elegir.</text:span></text:p>
        </text:list-item>
        <text:list-item>
          <text:p text:style-name="P148"><text:span text:style-name="T149"><text:tab/>Solució</text:span><text:span text:style-name="T150">n nutritiva</text:span><text:span text:style-name="T151">, ya sean las soluciones hidropónicas que se encuentran en las tiendas especializadas o bien, hecha en</text:span><text:span text:style-name="T152"><text:s/>casa si conocemos cu</text:span><text:span text:style-name="T153">á</text:span><text:span text:style-name="T154">les son los nutrientes que necesita la planta.</text:span></text:p>
        </text:list-item>
        <text:list-item>
          <text:p text:style-name="P155"><text:span text:style-name="T156"><text:tab/>Semillas, brotes o semillas germinadas</text:span><text:span text:style-name="T157"><text:s/>de las plantas que hayas escogido.</text:span></text:p>
        </text:list-item>
        <text:list-item>
          <text:p text:style-name="P158"><text:span text:style-name="T159"><text:tab/>Tabla o tablón de madera</text:span><text:span text:style-name="T160"><text:s/>o la tapa del propio recipiente o caja, para que haga de tapa que aguante los cultivos</text:span><text:span text:style-name="T161"><text:s/>a la vez que les permita llegar al agua y proteger tanto las ra</text:span><text:span text:style-name="T162">í</text:span><text:span text:style-name="T163">ces como la misma agua.</text:span></text:p>
        </text:list-item>
        <text:list-item>
          <text:p text:style-name="P164"><text:span text:style-name="T165"><text:tab/>Tap</text:span><text:span text:style-name="T166">ó</text:span><text:span text:style-name="T167">n de pl</text:span><text:span text:style-name="T168">á</text:span><text:span text:style-name="T169">stico o goma</text:span><text:span text:style-name="T170">, no puede ser de corcho porque estar</text:span><text:span text:style-name="T171">á<text:s/></text:span><text:span text:style-name="T172">en contacto con el agua.</text:span></text:p>
        </text:list-item>
      </text:list>
      <text:p text:style-name="P173"/>
      <text:p text:style-name="P174"/>
      <text:p text:style-name="P175"><text:span text:style-name="T176">Pasos para hacer un cultivo hidropó</text:span><text:span text:style-name="T177">nico casero</text:span></text:p>
      <text:list text:style-name="Viñeta" text:continue-numbering="true">
        <text:list-item>
          <text:p text:style-name="P178"><text:span text:style-name="T179">Usa semillas germinadas,<text:s/></text:span><text:span text:style-name="T180">brotes o esquejes, de hechos si vas a usar semillas nuevas que has adquirido nuevas, tendr</text:span><text:span text:style-name="T181">á</text:span><text:span text:style-name="T182">s que germinarlas primero.</text:span></text:p>
        </text:list-item>
        <text:list-item>
          <text:p text:style-name="P183"><text:span text:style-name="T184">Realiza un orificio en la parte de abajo de la caja o recipiente que has elegido. Este agujero es el que usar</text:span><text:span text:style-name="T185">á</text:span><text:span text:style-name="T186">s para desaguar el recipient</text:span><text:span text:style-name="T187">e para hacer los cambios de agua, por lo que en<text:s/></text:span><text:span text:style-name="T188">é</text:span><text:span text:style-name="T189">l pondr</text:span><text:span text:style-name="T190">á</text:span><text:span text:style-name="T191">s el tapón cuando haya que retenerla.</text:span></text:p>
        </text:list-item>
        <text:list-item>
          <text:p text:style-name="P192">Llena la caja con agua sin que llegue arriba.</text:p>
        </text:list-item>
        <text:list-item>
          <text:p text:style-name="P193"><text:span text:style-name="T194">Haz agujeros en la tapa, con la ayuda de una sierra pequeña o un taladro. Los orificios deben ser del mismo tamañ</text:span><text:span text:style-name="T195">o.</text:span></text:p>
        </text:list-item>
        <text:list-item>
          <text:p text:style-name="P196"><text:span text:style-name="T197">Coloca las ra</text:span><text:span text:style-name="T198">í</text:span><text:span text:style-name="T199">ces de las semillas germinadas a trav</text:span><text:span text:style-name="T200">é</text:span><text:span text:style-name="T201">s de los orificios, con cuidado de no dañarlas, y permite que queden bien cubiertas en el agua, pero que el tallo quede fuera.</text:span></text:p>
        </text:list-item>
        <text:list-item>
          <text:p text:style-name="P202"><text:span text:style-name="T203">Asegura el brote con el sustrato elegido, que servir</text:span><text:span text:style-name="T204">á<text:s/></text:span><text:span text:style-name="T205">no solo para dar estab</text:span><text:span text:style-name="T206">ilidad a la planta, sino tambi</text:span><text:span text:style-name="T207">é</text:span><text:span text:style-name="T208">n para que absorba mejor la solució</text:span><text:span text:style-name="T209">n nutritiva.</text:span></text:p>
        </text:list-item>
        <text:list-item>
          <text:p text:style-name="P210"><text:span text:style-name="T211">Coloca la hidropon</text:span><text:span text:style-name="T212">í</text:span><text:span text:style-name="T213">a en una zona interior o exterior adecuada, donde reciba suficiente luz natural pero no sol directo durante muchas horas.</text:span></text:p>
        </text:list-item>
        <text:list-item>
          <text:p text:style-name="P214"><text:span text:style-name="T215">Coloca la bombona aireadora para oxi</text:span><text:span text:style-name="T216">genar el agua, procura que se active m</text:span><text:span text:style-name="T217">í</text:span><text:span text:style-name="T218">nimo cada 3 horas unos pocos minutos.</text:span></text:p>
        </text:list-item>
        <text:list-item>
          <text:p text:style-name="P219"><text:span text:style-name="T220">A</text:span><text:span text:style-name="T221">ñade la solución nutritiva al agua y al sustrato. Procura seguir un calendario seg</text:span><text:span text:style-name="T222">ú</text:span><text:span text:style-name="T223">n las necesidades de la especie que cultives; en la tienda especializada podr</text:span><text:span text:style-name="T224">á</text:span><text:span text:style-name="T225">n orientarte en e</text:span><text:span text:style-name="T226">ste aspecto.</text:span></text:p>
        </text:list-item>
      </text:list>
      <text:p text:style-name="P227"/>
      <text:p text:style-name="P228"/>
      <text:p text:style-name="P229"/>
      <text:p text:style-name="Poromisión"><text:span text:style-name="T230">3. ¿Qué variantes de ajedrez existen y dónde puedo jugarlas?</text:span></text:p>
      <text:p text:style-name="P231"/>
      <text:p text:style-name="Poromisión"><text:span text:style-name="T232">A)<text:s/></text:span><text:span text:style-name="T233">Ajedrez aleatorio de Fischer (Ajedrez 960)</text:span></text:p>
      <text:p text:style-name="P234"/>
      <text:p text:style-name="Poromisión"><text:span text:style-name="T235">Muchas de las variantes del juego tradicional respetan tanto el formato del tablero como la cantidad y movimiento de las piezas, pe</text:span><text:span text:style-name="T236">ro modifican la colocación inicial de esas piezas.</text:span></text:p>
      <text:p text:style-name="P237"/>
      <text:p text:style-name="Poromisión"><text:span text:style-name="T238">B) Ajedrez de Dunsany</text:span></text:p>
      <text:p text:style-name="P239"/>
      <text:p text:style-name="Poromisión"><text:span text:style-name="T240">Empiezan las locuras: se manten</text:span><text:span text:style-name="T241">í</text:span><text:span text:style-name="T242">a el formato del tablero y los tipos de pieza y movimientos, pero lo que cambia en cierto grupo de variantes es el n</text:span><text:span text:style-name="T243">ú</text:span><text:span text:style-name="T244">mero de piezas que cada jugador<text:s/></text:span><text:span text:style-name="T245">tiene al comenzar.</text:span></text:p>
      <text:p text:style-name="P246"/>
      <text:p text:style-name="P247"/>
      <text:p text:style-name="Poromisión"><text:span text:style-name="T248">Aqu</text:span><text:span text:style-name="T249">í<text:s/></text:span><text:span text:style-name="T250">hay de todo y para todos, pero una de las ideas mas curiosas es el<text:s/></text:span><text:span text:style-name="T251">ajedrez Dunsany</text:span><text:span text:style-name="T252"><text:s/>(similar al ajedrez Horda) en el que el jugador tiene las mismas piezas y disposición que en el ajedrez convencional. El otro cuenta con cuatro fil</text:span><text:span text:style-name="T253">as de peones. Las negras, eso s</text:span><text:span text:style-name="T254">í</text:span><text:span text:style-name="T255">, mueven primero, y solo ellas puede adelantar el peón dos escaques en el primer movimiento de sus peones.</text:span></text:p>
      <text:p text:style-name="P256"/>
      <text:p text:style-name="P257"/>
      <text:p text:style-name="P258"/>
      <text:p text:style-name="P259"/>
      <text:p text:style-name="P260"/>
      <text:p text:style-name="Poromisión"><text:span text:style-name="T261">C) Ajedrez circular</text:span></text:p>
      <text:p text:style-name="P262"/>
      <text:p text:style-name="Poromisión"><text:span text:style-name="T263">Comienzan los mareos, porque hay toda una división de variantes de ajedrez en los que la<text:s/></text:span><text:span text:style-name="T264">forma del tablero cambia aunque el movimiento de las piezas suele ser el mismo (a no ser que se adapte ligeramente para el propio formato del tablero).</text:span></text:p>
      <text:p text:style-name="P265"/>
      <text:p text:style-name="Poromisión"><text:span text:style-name="T266">Entre esas variantes tenemos tableros de todos los gustos y colores, pero uno especialmente destacable<text:s/></text:span><text:span text:style-name="T267">es el ajedrez circular en el que el tablero tiene cuatro anillos, cada uno con 16 escaques. Atención, porque esta variante que parece nueva parece tener un origen realmente antiguo, y hay referencias de que se jugaba en Persia a principios del s X. Aqu</text:span><text:span text:style-name="T268">í<text:s/></text:span><text:span text:style-name="T269">la</text:span><text:span text:style-name="T270"><text:s/>dama y la torre son piezas a</text:span><text:span text:style-name="T271">ún má</text:span><text:span text:style-name="T272">s importantes que en el ajedrez tradicional.</text:span></text:p>
      <text:p text:style-name="P273"/>
      <text:p text:style-name="Poromisión"><text:span text:style-name="T274">D)<text:s/></text:span><text:span text:style-name="T275">Ajedrez Hexagonal de Glinski</text:span></text:p>
      <text:p text:style-name="P276"/>
      <text:p text:style-name="Poromisión"><text:span text:style-name="T277">El ajedrez da mucho juego<text:s/></text:span><text:span text:style-name="T278">—</text:span><text:span text:style-name="T279">y nunca mejor dicho</text:span><text:span text:style-name="T280">—<text:s/></text:span><text:span text:style-name="T281">al modificar el tamaño o forma del tablero, que en este caso se olvida del cuadrado para pasar<text:s/></text:span><text:span text:style-name="T282">a un hex</text:span><text:span text:style-name="T283">ágono.</text:span></text:p>
      <text:p text:style-name="P284"/>
      <text:p text:style-name="Poromisión"><text:span text:style-name="T285">La má</text:span><text:span text:style-name="T286">s popular de todas estas variantes hexagonales (con los hex</text:span><text:span text:style-name="T287">á</text:span><text:span text:style-name="T288">gonos en tres colores distintos)es la creada por Wladyslaw Glinski en 1936. En ella ya solo la disposición de partida es singular (hay un peón y un alfil m</text:span><text:span text:style-name="T289">á</text:span><text:span text:style-name="T290">s), aunque el resto</text:span><text:span text:style-name="T291"><text:s/>de las reglas son pr</text:span><text:span text:style-name="T292">á</text:span><text:span text:style-name="T293">cticamente id</text:span><text:span text:style-name="T294">é</text:span><text:span text:style-name="T295">nticas. Se vendieron m</text:span><text:span text:style-name="T296">á</text:span><text:span text:style-name="T297">s de 130.000 tableros de esta variante especialmente popular en Europa del este.</text:span></text:p>
      <text:p text:style-name="P298"/>
      <text:p text:style-name="Poromisión"><text:span text:style-name="T299">E) Ajedrez tridimensional de ocho niveles</text:span></text:p>
      <text:p text:style-name="P300"/>
      <text:p text:style-name="Poromisión"><text:span text:style-name="T301">Esta es una espectacular variante que aprovecha las tres dimensiones en<text:s/></text:span><text:span text:style-name="T302">la que se utilizan m</text:span><text:span text:style-name="T303">ú</text:span><text:span text:style-name="T304">ltiples tableros en distintos niveles y que permite mover las piezas en tres dimensiones f</text:span><text:span text:style-name="T305">í</text:span><text:span text:style-name="T306">sicas.</text:span></text:p>
      <text:p text:style-name="P307"/>
      <text:p text:style-name="Poromisión"><text:span text:style-name="T308">Las reglas completas del juego acabaron desarroll</text:span><text:span text:style-name="T309">á</text:span><text:span text:style-name="T310">ndose unificando las propuestas de diversos de los seguidores de esta singular discipl</text:span><text:span text:style-name="T311">ina, que como ocurr</text:span><text:span text:style-name="T312">í</text:span><text:span text:style-name="T313">a con el original hace uso de nombres y movimientos modificados.</text:span></text:p>
      <text:p text:style-name="P314"/>
      <text:p text:style-name="P315"/>
      <text:p text:style-name="Poromisión"><text:span text:style-name="T316">4. ¿Cuál es el mejor videojuego de la historia?</text:span></text:p>
      <text:p text:style-name="P317"/>
      <text:p text:style-name="P318">Super Mario Bros.</text:p>
      <text:p text:style-name="P319"/>
      <text:p text:style-name="Poromisión"><text:span text:style-name="T320">5. ¿Que ventajas tiene</text:span><text:span text:style-name="T321"><text:s/>mac sobre windows</text:span><text:span text:style-name="T322">?</text:span></text:p>
      <text:p text:style-name="P323"/>
      <text:p text:style-name="Poromisión"><text:span text:style-name="T324">-La misma empresa fabrica hardware y software</text:span></text:p>
      <text:p text:style-name="Poromisión"><text:span text:style-name="T325">-Mac tiene<text:s/></text:span><text:span text:style-name="T326">un diseñ</text:span><text:span text:style-name="T327">o m</text:span><text:span text:style-name="T328">á</text:span><text:span text:style-name="T329">s atractivo</text:span></text:p>
      <text:p text:style-name="Poromisión"><text:span text:style-name="T330">-macOS es m</text:span><text:span text:style-name="T331">á</text:span><text:span text:style-name="T332">s intuitivo y f</text:span><text:span text:style-name="T333">á</text:span><text:span text:style-name="T334">cil de utilizar</text:span></text:p>
      <text:p text:style-name="Poromisión"><text:span text:style-name="T335">-Con macOS eres m</text:span><text:span text:style-name="T336">á</text:span><text:span text:style-name="T337">s productivo</text:span></text:p>
      <text:p text:style-name="Poromisión"><text:span text:style-name="T338">-Mac es m</text:span><text:span text:style-name="T339">á</text:span><text:span text:style-name="T340">s seguro que Windows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Helvetica Neue" svg:font-family="Helvetica Neue" style:font-family-generic="roman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uerpo" style:display-name="Cuerpo" style:family="paragraph" style:auto-update="true">
      <style:paragraph-properties fo:widows="2" fo:orphans="2" style:vertical-align="auto"/>
      <style:text-properties style:font-name="Helvetica Neue" style:font-name-asian="Arial Unicode MS" style:font-name-complex="Arial Unicode MS" fo:color="#000000" style:letter-kerning="false" fo:font-size="11pt" style:font-size-asian="11pt" style:font-size-complex="11pt" style:rfc-language-tag="es-ES_tradnl" fo:language="es" style:language-asian="es" style:country-asian="MX" style:language-complex="ar" style:country-complex="SA" fo:hyphenate="true"/>
    </style:style>
    <style:style style:name="Poromisión" style:display-name="Por omisión" style:family="paragraph" style:auto-update="true">
      <style:paragraph-properties fo:widows="2" fo:orphans="2" style:vertical-align="auto"/>
      <style:text-properties style:font-name="Arial" style:font-name-asian="Arial Unicode MS" style:font-name-complex="Arial Unicode MS" fo:color="#666666" style:letter-kerning="false" fo:background-color="#FFFFFF" fo:language="it" fo:country="IT" style:language-asian="es" style:country-asian="MX" style:language-complex="ar" style:country-complex="SA" fo:hyphenate="true"/>
    </style:style>
    <style:style style:name="Ninguno" style:display-name="Ninguno" style:family="text" style:auto-update="true"/>
    <style:style style:name="WW_CharLFO1LVL1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emphasize="none"/>
    </style:style>
    <style:style style:name="WW_CharLFO1LVL2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emphasize="none"/>
    </style:style>
    <style:style style:name="WW_CharLFO1LVL3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emphasize="none"/>
    </style:style>
    <style:style style:name="WW_CharLFO1LVL4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emphasize="none"/>
    </style:style>
    <style:style style:name="WW_CharLFO1LVL5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emphasize="none"/>
    </style:style>
    <style:style style:name="WW_CharLFO1LVL6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emphasize="none"/>
    </style:style>
    <style:style style:name="WW_CharLFO1LVL7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emphasize="none"/>
    </style:style>
    <style:style style:name="WW_CharLFO1LVL8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emphasize="none"/>
    </style:style>
    <style:style style:name="WW_CharLFO1LVL9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emphasize="none"/>
    </style:style>
    <text:list-style style:name="Número" style:display-name="Número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LVL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text:style-name="WW_CharLFO1LVL3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text:style-name="WW_CharLFO1LVL5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text:style-name="WW_CharLFO1LVL6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text:style-name="WW_CharLFO1LVL8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text:style-name="WW_CharLFO1LVL9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2LVL1" style:family="text">
      <style:text-properties style:font-name="Helvetica" style:font-name-asian="Helvetica" style:font-name-complex="Helvetica" fo:font-weight="bold" style:font-weight-asian="bold" style:font-weight-complex="bold" fo:font-style="normal" style:font-style-asian="normal" style:font-style-complex="normal" fo:text-transform="none" fo:font-variant="normal" style:text-line-through-type="none" style:text-outline="false" style:font-relief="none" fo:color="#333333" fo:letter-spacing="normal" style:text-scale="100%" style:letter-kerning="false" style:text-position="0% 100%" fo:background-color="transparent" style:text-emphasize="none"/>
    </style:style>
    <style:style style:name="WW_CharLFO2LVL2" style:family="text">
      <style:text-properties style:font-name="Helvetica" style:font-name-asian="Helvetica" style:font-name-complex="Helvetica" fo:font-weight="bold" style:font-weight-asian="bold" style:font-weight-complex="bold" fo:font-style="normal" style:font-style-asian="normal" style:font-style-complex="normal" fo:text-transform="none" fo:font-variant="normal" style:text-line-through-type="none" style:text-outline="false" style:font-relief="none" fo:color="#333333" fo:letter-spacing="normal" style:text-scale="100%" style:letter-kerning="false" style:text-position="0% 100%" fo:background-color="transparent" style:text-emphasize="none"/>
    </style:style>
    <style:style style:name="WW_CharLFO2LVL3" style:family="text">
      <style:text-properties style:font-name="Helvetica" style:font-name-asian="Helvetica" style:font-name-complex="Helvetica" fo:font-weight="bold" style:font-weight-asian="bold" style:font-weight-complex="bold" fo:font-style="normal" style:font-style-asian="normal" style:font-style-complex="normal" fo:text-transform="none" fo:font-variant="normal" style:text-line-through-type="none" style:text-outline="false" style:font-relief="none" fo:color="#333333" fo:letter-spacing="normal" style:text-scale="100%" style:letter-kerning="false" style:text-position="0% 100%" fo:background-color="transparent" style:text-emphasize="none"/>
    </style:style>
    <style:style style:name="WW_CharLFO2LVL4" style:family="text">
      <style:text-properties style:font-name="Helvetica" style:font-name-asian="Helvetica" style:font-name-complex="Helvetica" fo:font-weight="bold" style:font-weight-asian="bold" style:font-weight-complex="bold" fo:font-style="normal" style:font-style-asian="normal" style:font-style-complex="normal" fo:text-transform="none" fo:font-variant="normal" style:text-line-through-type="none" style:text-outline="false" style:font-relief="none" fo:color="#333333" fo:letter-spacing="normal" style:text-scale="100%" style:letter-kerning="false" style:text-position="0% 100%" fo:background-color="transparent" style:text-emphasize="none"/>
    </style:style>
    <style:style style:name="WW_CharLFO2LVL5" style:family="text">
      <style:text-properties style:font-name="Helvetica" style:font-name-asian="Helvetica" style:font-name-complex="Helvetica" fo:font-weight="bold" style:font-weight-asian="bold" style:font-weight-complex="bold" fo:font-style="normal" style:font-style-asian="normal" style:font-style-complex="normal" fo:text-transform="none" fo:font-variant="normal" style:text-line-through-type="none" style:text-outline="false" style:font-relief="none" fo:color="#333333" fo:letter-spacing="normal" style:text-scale="100%" style:letter-kerning="false" style:text-position="0% 100%" fo:background-color="transparent" style:text-emphasize="none"/>
    </style:style>
    <style:style style:name="WW_CharLFO2LVL6" style:family="text">
      <style:text-properties style:font-name="Helvetica" style:font-name-asian="Helvetica" style:font-name-complex="Helvetica" fo:font-weight="bold" style:font-weight-asian="bold" style:font-weight-complex="bold" fo:font-style="normal" style:font-style-asian="normal" style:font-style-complex="normal" fo:text-transform="none" fo:font-variant="normal" style:text-line-through-type="none" style:text-outline="false" style:font-relief="none" fo:color="#333333" fo:letter-spacing="normal" style:text-scale="100%" style:letter-kerning="false" style:text-position="0% 100%" fo:background-color="transparent" style:text-emphasize="none"/>
    </style:style>
    <style:style style:name="WW_CharLFO2LVL7" style:family="text">
      <style:text-properties style:font-name="Helvetica" style:font-name-asian="Helvetica" style:font-name-complex="Helvetica" fo:font-weight="bold" style:font-weight-asian="bold" style:font-weight-complex="bold" fo:font-style="normal" style:font-style-asian="normal" style:font-style-complex="normal" fo:text-transform="none" fo:font-variant="normal" style:text-line-through-type="none" style:text-outline="false" style:font-relief="none" fo:color="#333333" fo:letter-spacing="normal" style:text-scale="100%" style:letter-kerning="false" style:text-position="0% 100%" fo:background-color="transparent" style:text-emphasize="none"/>
    </style:style>
    <style:style style:name="WW_CharLFO2LVL8" style:family="text">
      <style:text-properties style:font-name="Helvetica" style:font-name-asian="Helvetica" style:font-name-complex="Helvetica" fo:font-weight="bold" style:font-weight-asian="bold" style:font-weight-complex="bold" fo:font-style="normal" style:font-style-asian="normal" style:font-style-complex="normal" fo:text-transform="none" fo:font-variant="normal" style:text-line-through-type="none" style:text-outline="false" style:font-relief="none" fo:color="#333333" fo:letter-spacing="normal" style:text-scale="100%" style:letter-kerning="false" style:text-position="0% 100%" fo:background-color="transparent" style:text-emphasize="none"/>
    </style:style>
    <style:style style:name="WW_CharLFO2LVL9" style:family="text">
      <style:text-properties style:font-name="Helvetica" style:font-name-asian="Helvetica" style:font-name-complex="Helvetica" fo:font-weight="bold" style:font-weight-asian="bold" style:font-weight-complex="bold" fo:font-style="normal" style:font-style-asian="normal" style:font-style-complex="normal" fo:text-transform="none" fo:font-variant="normal" style:text-line-through-type="none" style:text-outline="false" style:font-relief="none" fo:color="#333333" fo:letter-spacing="normal" style:text-scale="100%" style:letter-kerning="false" style:text-position="0% 100%" fo:background-color="transparent" style:text-emphasize="none"/>
    </style:style>
    <text:list-style style:name="Viñeta" style:display-name="Viñeta">
      <text:list-level-style-bullet text:level="1" text:style-name="WW_CharLFO2LVL1" text:bullet-char="•">
        <style:list-level-properties text:space-before="0.1527in" text:min-label-width="0.3472in" text:list-level-position-and-space-mode="label-alignment">
          <style:list-level-label-alignment text:label-followed-by="listtab" fo:margin-left="0.5in" fo:text-indent="-0.3472in"/>
        </style:list-level-properties>
        <style:text-properties style:font-name="Helvetica"/>
      </text:list-level-style-bullet>
      <text:list-level-style-bullet text:level="2" text:style-name="WW_CharLFO2LVL2" text:bullet-char="•">
        <style:list-level-properties text:space-before="0.3055in" text:min-label-width="0.2173in" text:list-level-position-and-space-mode="label-alignment">
          <style:list-level-label-alignment text:label-followed-by="listtab" fo:margin-left="0.5229in" fo:text-indent="-0.2173in"/>
        </style:list-level-properties>
        <style:text-properties style:font-name="Helvetica"/>
      </text:list-level-style-bullet>
      <text:list-level-style-bullet text:level="3" text:style-name="WW_CharLFO2LVL3" text:bullet-char="•">
        <style:list-level-properties text:space-before="0.4583in" text:min-label-width="0.2173in" text:list-level-position-and-space-mode="label-alignment">
          <style:list-level-label-alignment text:label-followed-by="listtab" fo:margin-left="0.6756in" fo:text-indent="-0.2173in"/>
        </style:list-level-properties>
        <style:text-properties style:font-name="Helvetica"/>
      </text:list-level-style-bullet>
      <text:list-level-style-bullet text:level="4" text:style-name="WW_CharLFO2LVL4" text:bullet-char="•">
        <style:list-level-properties text:space-before="0.6111in" text:min-label-width="0.2173in" text:list-level-position-and-space-mode="label-alignment">
          <style:list-level-label-alignment text:label-followed-by="listtab" fo:margin-left="0.8284in" fo:text-indent="-0.2173in"/>
        </style:list-level-properties>
        <style:text-properties style:font-name="Helvetica"/>
      </text:list-level-style-bullet>
      <text:list-level-style-bullet text:level="5" text:style-name="WW_CharLFO2LVL5" text:bullet-char="•">
        <style:list-level-properties text:space-before="0.7638in" text:min-label-width="0.2173in" text:list-level-position-and-space-mode="label-alignment">
          <style:list-level-label-alignment text:label-followed-by="listtab" fo:margin-left="0.9812in" fo:text-indent="-0.2173in"/>
        </style:list-level-properties>
        <style:text-properties style:font-name="Helvetica"/>
      </text:list-level-style-bullet>
      <text:list-level-style-bullet text:level="6" text:style-name="WW_CharLFO2LVL6" text:bullet-char="•">
        <style:list-level-properties text:space-before="0.9166in" text:min-label-width="0.2173in" text:list-level-position-and-space-mode="label-alignment">
          <style:list-level-label-alignment text:label-followed-by="listtab" fo:margin-left="1.134in" fo:text-indent="-0.2173in"/>
        </style:list-level-properties>
        <style:text-properties style:font-name="Helvetica"/>
      </text:list-level-style-bullet>
      <text:list-level-style-bullet text:level="7" text:style-name="WW_CharLFO2LVL7" text:bullet-char="•">
        <style:list-level-properties text:space-before="1.0694in" text:min-label-width="0.2173in" text:list-level-position-and-space-mode="label-alignment">
          <style:list-level-label-alignment text:label-followed-by="listtab" fo:margin-left="1.2868in" fo:text-indent="-0.2173in"/>
        </style:list-level-properties>
        <style:text-properties style:font-name="Helvetica"/>
      </text:list-level-style-bullet>
      <text:list-level-style-bullet text:level="8" text:style-name="WW_CharLFO2LVL8" text:bullet-char="•">
        <style:list-level-properties text:space-before="1.2222in" text:min-label-width="0.2173in" text:list-level-position-and-space-mode="label-alignment">
          <style:list-level-label-alignment text:label-followed-by="listtab" fo:margin-left="1.4395in" fo:text-indent="-0.2173in"/>
        </style:list-level-properties>
        <style:text-properties style:font-name="Helvetica"/>
      </text:list-level-style-bullet>
      <text:list-level-style-bullet text:level="9" text:style-name="WW_CharLFO2LVL9" text:bullet-char="•">
        <style:list-level-properties text:space-before="1.375in" text:min-label-width="0.2173in" text:list-level-position-and-space-mode="label-alignment">
          <style:list-level-label-alignment text:label-followed-by="listtab" fo:margin-left="1.5923in" fo:text-indent="-0.2173in"/>
        </style:list-level-properties>
        <style:text-properties style:font-name="Helvetica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juan carlos cleto</dc:creator>
    <meta:creation-date>2019-02-12T02:42:00Z</meta:creation-date>
    <dc:date>2019-02-12T02:42:00Z</dc:date>
    <meta:template xlink:href="Normal" xlink:type="simple"/>
    <meta:editing-cycles>2</meta:editing-cycles>
    <meta:editing-duration>PT60S</meta:editing-duration>
    <meta:document-statistic meta:page-count="4" meta:paragraph-count="12" meta:word-count="973" meta:character-count="6314" meta:row-count="44" meta:non-whitespace-character-count="5353"/>
  </office:meta>
</office:document-meta>
</file>